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Courier 10 Pitch" fo:font-size="10pt" style:font-size-asian="10pt" style:font-size-complex="10pt"/>
    </style:style>
    <style:style style:name="P2" style:family="paragraph" style:parent-style-name="Standard">
      <style:text-properties fo:language="en" fo:country="US" fo:background-color="transparent"/>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font-name="Courier 10 Pitch" fo:font-size="10pt" style:font-size-asian="10pt" style:font-size-complex="10pt"/>
    </style:style>
    <style:style style:name="T1" style:family="text">
      <style:text-properties style:font-name="Courier 10 Pitch" fo:font-size="10pt" style:font-size-asian="10pt" style:font-size-complex="10pt"/>
    </style:style>
    <style:style style:name="T2" style:family="text">
      <style:text-properties style:font-name="Courier 10 Pitch" fo:font-size="10pt" fo:background-color="#ffff00" style:font-size-asian="10pt" style:font-size-complex="10pt"/>
    </style:style>
    <style:style style:name="T3" style:family="text">
      <style:text-properties style:font-name="Courier 10 Pitch" fo:font-size="10pt" fo:language="en" fo:country="US" fo:background-color="transparent" style:font-size-asian="10pt" style:font-size-complex="10pt"/>
    </style:style>
    <style:style style:name="T4" style:family="text">
      <style:text-properties fo:background-color="#ffff00"/>
    </style:style>
    <style:style style:name="T5"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put files:</text:p>
      <text:p text:style-name="Standard">- <text:span text:style-name="T2">genome</text:span><text:span text:style-name="T1">.fasta</text:span>: the genome to be masked</text:p>
      <text:p text:style-name="Standard"><text:span text:style-name="T5">- </text:span><text:span text:style-name="T3">PReDa_120829.fasta</text:span><text:span text:style-name="T5">:</text:span><text:span text:style-name="T5"> the nucleotidic library</text:span></text:p>
      <text:p text:style-name="Standard">- <text:span text:style-name="T1">TE_protein_db_120822.fasta</text:span>: the protein database</text:p>
      <text:p text:style-name="Standard"/>
      <text:p text:style-name="Standard">Scripts/softwares:</text:p>
      <text:p text:style-name="Standard">- Blaster and Matcher</text:p>
      <text:p text:style-name="Standard">- RepeatAnnotation pipeline</text:p>
      <text:p text:style-name="Standard">- <text:span text:style-name="T4">RepeatMasker, WUBLAST, and Tandem Repeat Finder (installation required)</text:span></text:p>
      <text:p text:style-name="Standard"/>
      <text:p text:style-name="P3">TE Protein Blastx</text:p>
      <text:p text:style-name="Standard">Blaster (<text:a xlink:type="simple" xlink:href="http://urgi.versailles.inra.fr/Tools/Blaster">http://urgi.versailles.inra.fr/Tools/Blaster</text:a>) is a wrapper of blast, breaks long molecules in chunks and aligns them to the chosen databse. We could not parallelize its jobs, it would be very useful. Blaster outputs several files, the <text:span text:style-name="T1">.align</text:span> file is used by Matcher to reduce the redundancy of the results. Matcher outputs a <text:span text:style-name="T1">.tab</text:span> file, converted in a <text:span text:style-name="T1">.gff</text:span> file with an awk command.</text:p>
      <text:p text:style-name="Standard"/>
      <text:p text:style-name="Standard">Blaster and Matcher documentation: </text:p>
      <text:p text:style-name="Standard">/REPET_linux-x64_1.4/doc/BLASTERsuite_doc.txt </text:p>
      <text:p text:style-name="Standard">/REPET_linux-x64_1.4/doc/Blaster_documentation.pdf </text:p>
      <text:p text:style-name="Standard"/>
      <text:p text:style-name="Standard"/>
      <text:p text:style-name="Standard">Blaster command example:</text:p>
      <text:p text:style-name="Standard"><text:span text:style-name="T1">./path_to_blaster/blaster -q genome.fasta -s TE_protein_db.fasta -n blastx -b out_blaster</text:span> </text:p>
      <text:p text:style-name="Standard">(<text:span text:style-name="T4">try to run in parallel using NCBI-BLAST!!</text:span>) </text:p>
      <text:p text:style-name="Standard"/>
      <text:p text:style-name="Standard">Matcher command example: </text:p>
      <text:p text:style-name="P1">./path_to_blaster/matcher2.25 -q genome.fasta -s TE_protein_db.fast -m file.align -b out_matcher </text:p>
      <text:p text:style-name="Standard"/>
      <text:p text:style-name="Standard">From Matcher .tab output file to gff: </text:p>
      <text:p text:style-name="P1">awk 'NR &gt; 1' file.tab | awk 'col="repeat", x="."{if ($9 &gt; $8) s = "+"; else s = "-"; printf "%s\t%s\t%s\t%s\t%s\t%s\t%s\t%s\t%s\n",$1,col,substr($7,1,3),$2,$3,$14,s,x,$7}' |sort -k 1,1 -k 4,4 &gt;genome_bx.gff </text:p>
      <text:p text:style-name="Standard"/>
      <text:p text:style-name="Standard"/>
      <text:p text:style-name="Standard"/>
      <text:p text:style-name="P3">Repeat masking with nucleotidic database</text:p>
      <text:p text:style-name="Standard">RepeatMasker (<text:a xlink:type="simple" xlink:href="http://www.repeatmasker.org/">http://www.repeatmasker.org/</text:a>) screens DNA sequences for interspersed repeats and low complexity DNA sequences. We will use a custom repeat library with its own classification system specifically designed for the downstream analysis. Set WUBLAST as the default engine. If not available, check if RMBlast (<text:a xlink:type="simple" xlink:href="http://www.repeatmasker.org/RMBlast.html">http://www.repeatmasker.org/RMBlast.html</text:a>) allows multiple threading.</text:p>
      <text:p text:style-name="Standard"/>
      <text:p text:style-name="Standard">RMasker command:</text:p>
      <text:p text:style-name="P2"><text:span text:style-name="T1">RepeatMasker -qq -norna -pa </text:span><text:span text:style-name="T2">3</text:span><text:span text:style-name="T1"> -no_is -cutoff 250 -gff -lib PReDa_120829.fasta genome.fasta</text:span></text:p>
      <text:p text:style-name="Standard"/>
      <text:p text:style-name="Standard">It will give several output files, the <text:span text:style-name="T1">.out.gff</text:span> file will be used in the RepeatAnnotation pipeline.</text:p>
      <text:p text:style-name="Standard"/>
      <text:p text:style-name="Standard"/>
      <text:p text:style-name="P3"><text:soft-page-break/>Length file</text:p>
      <text:p text:style-name="Standard">Is a text file with two tab-delimited columns: the first contains the header of each fasta in the <text:span text:style-name="T1">genome.fasta</text:span> file, the second the length of it. The following command uses the EMBOSS application Infoseq. It can be replaced by any hand-made script. The number of lines must be equal to the number of fastas in the genome.</text:p>
      <text:p text:style-name="P1">infoseq -only -name -length genome.fasta | awk 'NR &gt; 1' &gt;genome.length</text:p>
      <text:p text:style-name="Standard">If using this application, replace the filed delimiter “space” with “tab”.</text:p>
      <text:p text:style-name="Standard"/>
      <text:p text:style-name="Standard"/>
      <text:p text:style-name="Standard"/>
      <text:p text:style-name="P3">RepeatAnnotation pipeline</text:p>
      <text:p text:style-name="Standard">Merges evidence from RMasker and Blastx in a unique <text:span text:style-name="T1">.cons.gff</text:span> file and a table (<text:span text:style-name="T1">.txt</text:span>) file (see slides for examples). In addition to this, a masked version of the input genome is also required. Transposable element sequences (R__ and D__ codes in column 3 of the <text:span text:style-name="T1">.cons.gff</text:span>) will be hard masked (AGCCTAGCT →NNNNNNNNN), non-TE repeats (B__, S__, and XXX codes) will be soft masked (AGCCTAGCT → agcctagct). Some tools might be already available on the internet. If the process requires lots of time, parallelization of this step (e.g. one processor/chromosome) could be advantageous.</text:p>
      <text:p text:style-name="Standard"/>
      <text:p text:style-name="Standard">Pipeline command:</text:p>
      <text:p text:style-name="P1">/path_to/Repeat_Annotation.pl genome.fasta.out.gff genome.length genome_bx.gff</text:p>
      <text:p text:style-name="Standard"/>
      <text:p text:style-name="Standard">The requested outputs are the <text:span text:style-name="T1">.cons.gff</text:span> file, the <text:span text:style-name="T1">.txt</text:span> file, and the <text:span text:style-name="T1">.masked.fasta</text:span> genome (see slides for examples).</text:p>
      <text:p text:style-name="Standard"/>
      <text:p text:style-name="Standard"/>
      <text:p text:style-name="Standard"/>
      <text:p text:style-name="Standard"/>
      <text:p text:style-name="Standard">For questions and comments, contact:</text:p>
      <text:p text:style-name="Standard">Dario – Biological and bioinfo aspects <text:a xlink:type="simple" xlink:href="mailto:dcopetti@cals.arizona.edu">dcopetti@cals.arizona.edu</text:a></text:p>
      <text:p text:style-name="Standard">Kapeel – Bioinfo aspects <text:a xlink:type="simple" xlink:href="mailto:kapeel@cals.arizona.edu">kapeel@cals.arizona.edu</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rio Copetti</meta:initial-creator>
    <meta:creation-date>2012-10-08T10:45:58</meta:creation-date>
    <dc:date>2012-10-09T15:55:03</dc:date>
    <dc:creator>Dario Copetti</dc:creator>
    <meta:editing-duration>PT3H30M56S</meta:editing-duration>
    <meta:editing-cycles>25</meta:editing-cycles>
    <meta:generator>LibreOffice/3.5$Linux_X86_64 LibreOffice_project/350m1$Build-2</meta:generator>
    <meta:document-statistic meta:table-count="0" meta:image-count="0" meta:object-count="0" meta:page-count="2" meta:paragraph-count="37" meta:word-count="471" meta:character-count="3420" meta:non-whitespace-character-count="2977"/>
  </office:meta>
</office:document-meta>
</file>